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Preformatted_20_Text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5 наглядных примера конструктора oop php и обьясни, разные и простые</text:p>
      <text:p text:style-name="Standard">ChatGPT</text:p>
      <text:p text:style-name="P1">ChatGPT</text:p>
      <text:p text:style-name="Text_20_body">Конечно! Вот пять примеров простых классов в PHP, демонстрирующих основные принципы объектно-ориентированного программирования (ООП):</text:p>
      <text:list xml:id="list4808690947211901243" text:style-name="L1">
        <text:list-item>
          <text:p text:style-name="P2"><text:span text:style-name="Strong_20_Emphasis">Класс "Человек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Person {</text:span></text:p>
      <text:p text:style-name="Preformatted_20_Text"><text:span text:style-name="Source_20_Text"><text:s text:c="4"/>public $name;</text:span></text:p>
      <text:p text:style-name="Preformatted_20_Text"><text:span text:style-name="Source_20_Text"><text:s text:c="4"/>public $ag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function __construct($name, $ag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8"/>$this-&gt;age = $ag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function greet() {</text:span></text:p>
      <text:p text:style-name="Preformatted_20_Text"><text:span text:style-name="Source_20_Text"><text:s text:c="8"/>return "Привет, меня зовут {$this-&gt;name} и мне {$this-&gt;age} лет.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:</text:span></text:p>
      <text:p text:style-name="Preformatted_20_Text"><text:span text:style-name="Source_20_Text">$person1 = new Person("Иван", 25);</text:span></text:p>
      <text:p text:style-name="P7"><text:span text:style-name="Source_20_Text">echo $person1-&gt;greet();</text:span></text:p>
      <text:list xml:id="list1222125623061546718" text:style-name="L2">
        <text:list-item>
          <text:p text:style-name="P3"><text:span text:style-name="Strong_20_Emphasis">Класс "Книга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Book {</text:span></text:p>
      <text:p text:style-name="Preformatted_20_Text"><text:span text:style-name="Source_20_Text"><text:s text:c="4"/>public $title;</text:span></text:p>
      <text:p text:style-name="Preformatted_20_Text"><text:span text:style-name="Source_20_Text"><text:s text:c="4"/>public $author;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function __construct($title, $author) {</text:span></text:p>
      <text:p text:style-name="Preformatted_20_Text"><text:span text:style-name="Source_20_Text"><text:s text:c="8"/>$this-&gt;title = $title;</text:span></text:p>
      <text:p text:style-name="Preformatted_20_Text"><text:span text:style-name="Source_20_Text"><text:s text:c="8"/>$this-&gt;author = $author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function getInfo() {</text:span></text:p>
      <text:p text:style-name="Preformatted_20_Text"><text:span text:style-name="Source_20_Text"><text:s text:c="8"/>return "{$this-&gt;title} - {$this-&gt;author}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:</text:span></text:p>
      <text:p text:style-name="Preformatted_20_Text"><text:span text:style-name="Source_20_Text">$book1 = new Book("Преступление и наказание", "Федор Достоевский");</text:span></text:p>
      <text:p text:style-name="P7"><text:span text:style-name="Source_20_Text">echo $book1-&gt;getInfo();</text:span></text:p>
      <text:list xml:id="list3451109394909112529" text:style-name="L3">
        <text:list-item>
          <text:p text:style-name="P4"><text:span text:style-name="Strong_20_Emphasis">Класс "Автомобиль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Car {</text:span></text:p>
      <text:p text:style-name="Preformatted_20_Text"><text:span text:style-name="Source_20_Text"><text:s text:c="4"/>public $brand;</text:span></text:p>
      <text:p text:style-name="Preformatted_20_Text"><text:span text:style-name="Source_20_Text"><text:s text:c="4"/>public $model;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function __construct($brand, $model) {</text:span></text:p>
      <text:p text:style-name="Preformatted_20_Text"><text:span text:style-name="Source_20_Text"><text:s text:c="8"/>$this-&gt;brand = $brand;</text:span></text:p>
      <text:p text:style-name="Preformatted_20_Text"><text:span text:style-name="Source_20_Text"><text:s text:c="8"/>$this-&gt;model = $model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<text:s text:c="4"/></text:span></text:p>
      <text:p text:style-name="Preformatted_20_Text"><text:span text:style-name="Source_20_Text"><text:s text:c="4"/>public function getDetails() {</text:span></text:p>
      <text:p text:style-name="Preformatted_20_Text"><text:span text:style-name="Source_20_Text"><text:s text:c="8"/>return "{$this-&gt;brand} {$this-&gt;model}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:</text:span></text:p>
      <text:p text:style-name="Preformatted_20_Text"><text:span text:style-name="Source_20_Text">$car1 = new Car("Toyota", "Camry");</text:span></text:p>
      <text:p text:style-name="P7"><text:span text:style-name="Source_20_Text">echo $car1-&gt;getDetails();</text:span></text:p>
      <text:list xml:id="list5918137093245617736" text:style-name="L4">
        <text:list-item>
          <text:p text:style-name="P5"><text:span text:style-name="Strong_20_Emphasis">Класс "Продукт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Product {</text:span></text:p>
      <text:p text:style-name="Preformatted_20_Text"><text:span text:style-name="Source_20_Text"><text:s text:c="4"/>public $name;</text:span></text:p>
      <text:p text:style-name="Preformatted_20_Text"><text:span text:style-name="Source_20_Text"><text:s text:c="4"/>public $pric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function __construct($name, $pric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8"/>$this-&gt;price = $pric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function display() {</text:span></text:p>
      <text:p text:style-name="Preformatted_20_Text"><text:span text:style-name="Source_20_Text"><text:s text:c="8"/>return "{$this-&gt;name}: {$this-&gt;price}$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:</text:span></text:p>
      <text:p text:style-name="Preformatted_20_Text"><text:span text:style-name="Source_20_Text">$product1 = new Product("Кофе", 5);</text:span></text:p>
      <text:p text:style-name="P7"><text:span text:style-name="Source_20_Text">echo $product1-&gt;display();</text:span></text:p>
      <text:list xml:id="list876033726717892767" text:style-name="L5">
        <text:list-item>
          <text:p text:style-name="P6"><text:span text:style-name="Strong_20_Emphasis">Класс "Калькулятор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Calculator {</text:span></text:p>
      <text:p text:style-name="Preformatted_20_Text"><text:span text:style-name="Source_20_Text"><text:s text:c="4"/>public function add($num1, $num2) {</text:span></text:p>
      <text:p text:style-name="Preformatted_20_Text"><text:span text:style-name="Source_20_Text"><text:s text:c="8"/>return $num1 + $num2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function subtract($num1, $num2) {</text:span></text:p>
      <text:p text:style-name="Preformatted_20_Text"><text:span text:style-name="Source_20_Text"><text:s text:c="8"/>return $num1 - $num2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:</text:span></text:p>
      <text:p text:style-name="Preformatted_20_Text"><text:span text:style-name="Source_20_Text">$calc = new Calculator();</text:span></text:p>
      <text:p text:style-name="Preformatted_20_Text"><text:span text:style-name="Source_20_Text">echo $calc-&gt;add(5, 3); // Выведет 8</text:span></text:p>
      <text:p text:style-name="P7"><text:span text:style-name="Source_20_Text">echo $calc-&gt;subtract(10, 4); // Выведет 6</text:span></text:p>
      <text:p text:style-name="Text_20_body">В каждом из этих примеров мы создаем класс с помощью ключевого слова <text:span text:style-name="Source_20_Text">class</text:span>, определяем его свойства и методы, а затем создаем объекты этого класса для использования их функционально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3:08:42.71</dc:date>
    <meta:document-statistic meta:table-count="0" meta:image-count="0" meta:object-count="0" meta:page-count="2" meta:paragraph-count="97" meta:word-count="286" meta:character-count="2230"/>
    <dc:creator>Dima Wide</dc:creator>
    <meta:user-defined meta:name="Info 1"/>
    <meta:user-defined meta:name="Info 2"/>
    <meta:user-defined meta:name="Info 3"/>
    <meta:user-defined meta:name="Info 4"/>
  </office:meta>
</office:document-meta>
</file>